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>
      <style:text-properties style:font-name="Liberation Serif" fo:font-size="10pt" style:font-size-asian="10pt" style:font-size-complex="10pt"/>
    </style:style>
    <style:style style:name="P2" style:family="paragraph" style:parent-style-name="Standard">
      <style:text-properties style:font-name="Liberation Serif" fo:font-size="11pt" fo:language="pt" fo:country="PT" fo:font-weight="bold" officeooo:rsid="000ca416" officeooo:paragraph-rsid="00197522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fo:font-size="11pt" fo:language="pt" fo:country="PT" fo:font-weight="bold" officeooo:paragraph-rsid="00197522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Liberation Serif" fo:font-size="11pt" fo:language="pt" fo:country="PT" fo:font-weight="bold" officeooo:rsid="00149ce8" officeooo:paragraph-rsid="00149ce8" style:font-size-asian="11pt" style:font-weight-asian="bold" style:font-size-complex="11pt" style:font-weight-complex="bold"/>
    </style:style>
    <style:style style:name="P5" style:family="paragraph" style:parent-style-name="Text_20_body">
      <style:text-properties style:font-name="Liberation Serif" fo:font-size="11pt" fo:language="pt" fo:country="PT" officeooo:paragraph-rsid="00197522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font-size="11pt" officeooo:paragraph-rsid="0014cbd0" style:font-size-asian="11pt" style:font-size-complex="11pt"/>
    </style:style>
    <style:style style:name="P7" style:family="paragraph" style:parent-style-name="Text_20_body">
      <style:text-properties style:font-name="Liberation Serif" fo:font-size="11pt" style:font-size-asian="11pt" style:font-size-complex="11pt"/>
    </style:style>
    <style:style style:name="P8" style:family="paragraph" style:parent-style-name="Text_20_body">
      <style:text-properties style:font-name="Liberation Serif" fo:font-size="11pt" officeooo:paragraph-rsid="0019aca9" style:font-size-asian="11pt" style:font-size-complex="11pt"/>
    </style:style>
    <style:style style:name="P9" style:family="paragraph" style:parent-style-name="Subtitle">
      <style:text-properties style:font-name="Liberation Serif" fo:font-size="19pt" fo:language="pt" fo:country="PT" officeooo:rsid="000d9712" officeooo:paragraph-rsid="0013ff32" style:font-size-asian="19pt" style:font-size-complex="19pt"/>
    </style:style>
    <style:style style:name="P10" style:family="paragraph" style:parent-style-name="Footer">
      <style:text-properties style:font-name="Arial" fo:font-size="9.5pt" style:font-size-asian="9.5pt" style:font-size-complex="9.5pt"/>
    </style:style>
    <style:style style:name="P11" style:family="paragraph" style:parent-style-name="Standard">
      <style:text-properties fo:language="pt" fo:country="PT" officeooo:rsid="000ca416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</style:style>
    <style:style style:name="P13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paragraph-rsid="0019aca9" style:text-blinking="false" fo:background-color="transparent" style:font-size-asian="11pt" style:font-size-complex="11pt"/>
    </style:style>
    <style:style style:name="P14" style:family="paragraph" style:parent-style-name="Heading_20_1">
      <style:paragraph-properties fo:text-align="start" style:justify-single-word="false"/>
      <style:text-properties style:font-name="Liberation Serif" fo:font-size="17pt" officeooo:rsid="00149ce8" officeooo:paragraph-rsid="00149ce8" style:font-size-asian="17pt" style:font-size-complex="17pt"/>
    </style:style>
    <style:style style:name="P15" style:family="paragraph" style:parent-style-name="Heading_20_1">
      <style:text-properties style:font-name="Liberation Serif" fo:font-size="17pt" style:font-size-asian="17pt" style:font-size-complex="17pt"/>
    </style:style>
    <style:style style:name="P16" style:family="paragraph" style:parent-style-name="Heading_20_1">
      <style:text-properties style:font-name="Liberation Serif" fo:font-size="17pt" officeooo:paragraph-rsid="0016b201" style:font-size-asian="17pt" style:font-size-complex="17pt"/>
    </style:style>
    <style:style style:name="P17" style:family="paragraph" style:parent-style-name="Text_20_body" style:list-style-name="L1">
      <style:text-properties style:font-name="Liberation Serif" fo:font-size="11pt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1pt" fo:language="pt" fo:country="PT" officeooo:rsid="00149ce8" officeooo:paragraph-rsid="001dc6a1" style:font-size-asian="11pt" style:font-size-complex="11pt"/>
    </style:style>
    <style:style style:name="P19" style:family="paragraph" style:parent-style-name="Text_20_body">
      <style:paragraph-properties fo:text-align="start" style:justify-single-word="false"/>
      <style:text-properties style:font-name="Liberation Serif" fo:font-size="11pt" fo:language="pt" fo:country="PT" officeooo:rsid="00149ce8" officeooo:paragraph-rsid="00233bf1" style:font-size-asian="11pt" style:font-size-complex="11pt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1pt" fo:language="pt" fo:country="PT" officeooo:rsid="001dc6a1" officeooo:paragraph-rsid="001dc6a1" style:font-size-asian="11pt" style:font-size-complex="11pt"/>
    </style:style>
    <style:style style:name="P21" style:family="paragraph" style:parent-style-name="Text_20_body">
      <style:paragraph-properties fo:text-align="start" style:justify-single-word="false"/>
      <style:text-properties style:font-name="Liberation Serif" fo:font-size="11pt" fo:language="pt" fo:country="PT" officeooo:rsid="001dc6a1" officeooo:paragraph-rsid="001dc6a1" style:font-size-asian="11pt" style:font-size-complex="11pt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Liberation Serif" fo:font-size="11pt" fo:language="zxx" fo:country="none" fo:font-style="italic" officeooo:rsid="00149ce8" officeooo:paragraph-rsid="002026d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23" style:family="paragraph" style:parent-style-name="Title">
      <style:paragraph-properties fo:text-align="center" style:justify-single-word="false"/>
      <style:text-properties style:font-name="Liberation Serif" fo:font-size="25pt" fo:language="pt" fo:country="PT" officeooo:rsid="000d9712" officeooo:paragraph-rsid="001dc6a1" style:font-size-asian="25pt" style:font-size-complex="25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3ff32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dc6a1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language="en" fo:country="US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" fo:font-size="11pt" style:text-underline-style="none" fo:font-weight="normal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en" fo:country="US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373a3c" loext:opacity="100%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373a3c" loext:opacity="100%" style:text-line-through-style="none" style:text-line-through-type="none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letter-spacing="normal" fo:font-style="normal" fo:font-weight="normal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233bf1" loext:padding="0cm" loext:border="none"/>
    </style:style>
    <style:style style:name="T16" style:family="text">
      <style:text-properties fo:font-variant="normal" fo:text-transform="none" fo:letter-spacing="normal" loext:padding="0cm" loext:border="none"/>
    </style:style>
    <style:style style:name="T17" style:family="text">
      <style:text-properties officeooo:rsid="000ca416"/>
    </style:style>
    <style:style style:name="T18" style:family="text">
      <style:text-properties officeooo:rsid="000f28bc"/>
    </style:style>
    <style:style style:name="T19" style:family="text">
      <style:text-properties officeooo:rsid="0010cdc3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f28bc" style:font-weight-asian="bold" style:font-weight-complex="bold"/>
    </style:style>
    <style:style style:name="T22" style:family="text">
      <style:text-properties fo:font-weight="bold" officeooo:rsid="0019223e" style:font-weight-asian="bold" style:font-weight-complex="bold"/>
    </style:style>
    <style:style style:name="T23" style:family="text">
      <style:text-properties fo:font-weight="bold" officeooo:rsid="001b5d64" style:font-weight-asian="bold" style:font-weight-complex="bold"/>
    </style:style>
    <style:style style:name="T24" style:family="text">
      <style:text-properties fo:font-weight="bold" officeooo:rsid="001d0d25" style:font-weight-asian="bold" style:font-weight-complex="bold"/>
    </style:style>
    <style:style style:name="T25" style:family="text">
      <style:text-properties fo:font-weight="bold" style:font-name-asian="Noto Sans CJK SC" style:font-weight-asian="bold" style:font-name-complex="Lohit Devanagari1" style:font-weight-complex="bold"/>
    </style:style>
    <style:style style:name="T26" style:family="text">
      <style:text-properties fo:font-weight="bold" officeooo:rsid="0016b201" style:font-name-asian="Noto Sans CJK SC" style:font-weight-asian="bold" style:font-name-complex="Lohit Devanagari1" style:font-weight-complex="bold"/>
    </style:style>
    <style:style style:name="T27" style:family="text">
      <style:text-properties officeooo:rsid="001162e8"/>
    </style:style>
    <style:style style:name="T28" style:family="text">
      <style:text-properties officeooo:rsid="00149ce8"/>
    </style:style>
    <style:style style:name="T29" style:family="text">
      <style:text-properties fo:language="pt" fo:country="PT" officeooo:rsid="0014cbd0"/>
    </style:style>
    <style:style style:name="T30" style:family="text">
      <style:text-properties fo:language="pt" fo:country="PT" fo:font-weight="bold" officeooo:rsid="0014cbd0" style:font-weight-asian="bold" style:font-weight-complex="bold"/>
    </style:style>
    <style:style style:name="T31" style:family="text">
      <style:text-properties fo:language="en" fo:country="US"/>
    </style:style>
    <style:style style:name="T32" style:family="text">
      <style:text-properties fo:language="en" fo:country="US" fo:font-weight="bold" officeooo:rsid="0014cbd0" style:font-weight-asian="bold" style:font-weight-complex="bold"/>
    </style:style>
    <style:style style:name="T33" style:family="text">
      <style:text-properties fo:language="en" fo:country="US" fo:font-weight="bold" officeooo:rsid="000f28bc" style:font-weight-asian="bold" style:font-weight-complex="bold"/>
    </style:style>
    <style:style style:name="T34" style:family="text">
      <style:text-properties fo:language="en" fo:country="US" fo:font-weight="bold" officeooo:rsid="0010cdc3" style:font-weight-asian="bold" style:font-weight-complex="bold"/>
    </style:style>
    <style:style style:name="T35" style:family="text">
      <style:text-properties fo:language="en" fo:country="US" fo:font-weight="bold" officeooo:rsid="0019223e" style:font-weight-asian="bold" style:font-weight-complex="bold"/>
    </style:style>
    <style:style style:name="T36" style:family="text">
      <style:text-properties fo:language="en" fo:country="US" officeooo:rsid="000ca416"/>
    </style:style>
    <style:style style:name="T37" style:family="text">
      <style:text-properties fo:language="en" fo:country="US" fo:font-weight="normal" officeooo:rsid="0019223e" style:font-weight-asian="normal" style:font-weight-complex="normal"/>
    </style:style>
    <style:style style:name="T38" style:family="text">
      <style:text-properties fo:language="en" fo:country="US" fo:font-style="italic" style:font-style-asian="italic" style:font-style-complex="italic"/>
    </style:style>
    <style:style style:name="T39" style:family="text">
      <style:text-properties officeooo:rsid="0014cbd0"/>
    </style:style>
    <style:style style:name="T40" style:family="text">
      <style:text-properties officeooo:rsid="0016b201"/>
    </style:style>
    <style:style style:name="T41" style:family="text">
      <style:text-properties officeooo:rsid="0018b91b"/>
    </style:style>
    <style:style style:name="T42" style:family="text">
      <style:text-properties officeooo:rsid="0019223e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0cdc3" style:font-weight-asian="normal" style:font-weight-complex="normal"/>
    </style:style>
    <style:style style:name="T45" style:family="text">
      <style:text-properties officeooo:rsid="00197522"/>
    </style:style>
    <style:style style:name="T46" style:family="text">
      <style:text-properties officeooo:rsid="0019aca9"/>
    </style:style>
    <style:style style:name="T47" style:family="text">
      <style:text-properties officeooo:rsid="001b5d64"/>
    </style:style>
    <style:style style:name="T48" style:family="text">
      <style:text-properties officeooo:rsid="001dc6a1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02026d5"/>
    </style:style>
    <style:style style:name="T52" style:family="text">
      <style:text-properties style:text-position="sub 58%"/>
    </style:style>
    <style:style style:name="T53" style:family="text">
      <style:text-properties style:text-position="sub 58%" officeooo:rsid="002026d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Relatório <text:span text:style-name="T47">do </text:span><text:span text:style-name="T48">trabalho <text:line-break/>Compilador para Tiger-0</text:span></text:p>
      <text:p text:style-name="P9">Pedro Miguel Ribeiro Carvalho, up201805068</text:p>
      <text:h text:style-name="P14" text:outline-level="1">Introduç<text:span text:style-name="T25">ão</text:span></text:h>
      <text:p text:style-name="P20"><text:span text:style-name="T28">Este relatório contém </text:span>a <text:span text:style-name="T28">explicação da implementação do </text:span>compilador para um subconjunto da linguagem <text:span text:style-name="T50">Tiger,</text:span> o subconjunto <text:span text:style-name="T50">Tiger-0</text:span>. <text:span text:style-name="T50">Tiger</text:span> é uma pequena linguagem definida no livro <text:span text:style-name="T38">Modern</text:span><text:span text:style-name="T50"> </text:span><text:span text:style-name="T38">Compiler</text:span><text:span text:style-name="T50"> </text:span><text:span text:style-name="T38">Implementation</text:span><text:span text:style-name="T50"> </text:span><text:span text:style-name="T38">in</text:span><text:span text:style-name="T50"> </text:span><text:span text:style-name="T38">ML</text:span> por <text:span text:style-name="T38">Andrew</text:span><text:span text:style-name="T50"> </text:span><text:span text:style-name="T38">Appel</text:span> (<text:span text:style-name="T50">Cambridge </text:span><text:span text:style-name="T38">University</text:span><text:span text:style-name="T50"> </text:span><text:span text:style-name="T38">Press</text:span><text:span text:style-name="T50">, 1998</text:span>). Este relatório define um subconjunto de <text:span text:style-name="T50">Tiger</text:span>, chamado <text:span text:style-name="T50">Tiger-0</text:span>. Segue-se assim uma pequena descrição deste subconjunto.<text:line-break/>O <text:span text:style-name="T50">Tiger-0</text:span> é uma pequena linguagem imperativa com inteiros, strings, <text:span text:style-name="T31">arrays</text:span>, estruturas básicas de fluxo de controlo e funções . As diferenças mais notáveis para a linguagem <text:span text:style-name="T50">Tiger</text:span> definida no livro de <text:span text:style-name="T50">Appel</text:span> são: <text:span text:style-name="T50">Tiger-0</text:span> não permite definições de funções encapsuladas e registo de tipos, e suporta apenas <text:span text:style-name="T31">arrays</text:span> inteiros.</text:p>
      <text:p text:style-name="P21"><text:span text:style-name="T14">program</text:span><text:span text:style-name="T16"> </text:span><text:span text:style-name="T14">:</text:span><text:line-break/><text:tab/><text:span text:style-name="T14">let</text:span><text:span text:style-name="T16"> </text:span><text:span text:style-name="T14">decl-list</text:span><text:span text:style-name="T16"> </text:span><text:span text:style-name="T14">in</text:span><text:span text:style-name="T16"> </text:span><text:span text:style-name="T14">expr-seq</text:span><text:line-break/><text:span text:style-name="T14">decl-list</text:span><text:span text:style-name="T16"> </text:span><text:span text:style-name="T14">:</text:span><text:line-break/><text:tab/><text:span text:style-name="T14">decl</text:span><text:line-break/><text:tab/><text:span text:style-name="T14">decl-list decl</text:span><text:line-break/><text:span text:style-name="T14">decl</text:span><text:span text:style-name="T16"> </text:span><text:span text:style-name="T14">:</text:span><text:line-break/><text:tab/><text:span text:style-name="T14">var-decl</text:span><text:line-break/><text:tab/><text:span text:style-name="T14">fun-decl</text:span><text:line-break/><text:span text:style-name="T14">fun-decl</text:span><text:span text:style-name="T16"> </text:span><text:span text:style-name="T14">:</text:span><text:line-break/><text:tab/><text:span text:style-name="T14">function</text:span><text:span text:style-name="T16"> </text:span><text:span text:style-name="T14">id(type-fieldsopt) =</text:span><text:span text:style-name="T16"> </text:span><text:span text:style-name="T14">expr</text:span><text:line-break/><text:tab/><text:span text:style-name="T14">function</text:span><text:span text:style-name="T16"> </text:span><text:span text:style-name="T14">id(type-fieldsopt):type-id</text:span><text:span text:style-name="T16"> </text:span><text:span text:style-name="T14">=</text:span><text:span text:style-name="T16"> </text:span><text:span text:style-name="T14">expr</text:span><text:line-break/><text:span text:style-name="T14">type-fields</text:span><text:span text:style-name="T16"> </text:span><text:span text:style-name="T14">:</text:span><text:line-break/><text:tab/><text:span text:style-name="T14">type-field</text:span><text:line-break/><text:tab/><text:span text:style-name="T14">type-fields</text:span><text:span text:style-name="T16"> </text:span><text:span text:style-name="T14">,</text:span><text:span text:style-name="T16"> </text:span><text:span text:style-name="T14">type-field</text:span><text:line-break/><text:span text:style-name="T14">type-field</text:span><text:span text:style-name="T16"> </text:span><text:span text:style-name="T14">:</text:span><text:line-break/><text:tab/><text:span text:style-name="T14">id</text:span><text:span text:style-name="T16"> </text:span><text:span text:style-name="T14">:</text:span><text:span text:style-name="T16"> </text:span><text:span text:style-name="T14">type-id</text:span></text:p>
      <text:p text:style-name="P22"><text:span text:style-name="T51">e</text:span>xpr<text:span text:style-name="T49">:<text:line-break/></text:span><text:tab/>integer-constant<text:line-break/><text:tab/>string-constant<text:line-break/><text:tab/>lvalue<text:line-break/><text:tab/>expr binary-operator expr<text:line-break/><text:tab/><text:span text:style-name="T49">-</text:span>expr<text:line-break/><text:tab/>lvalue <text:span text:style-name="T49">:=</text:span> expr <text:line-break/><text:tab/>id <text:span text:style-name="T49">( </text:span>expr-list<text:span text:style-name="T53">opt </text:span><text:span text:style-name="T49">) </text:span><text:line-break/><text:tab/>( expr-seq<text:span text:style-name="T52">opt </text:span>)<text:line-break/><text:tab/><text:span text:style-name="T49">if</text:span> expr <text:span text:style-name="T49">then</text:span> expr<text:line-break/><text:tab/><text:span text:style-name="T49">if</text:span> expr <text:span text:style-name="T49">then</text:span> expr <text:span text:style-name="T49">else</text:span> expr<text:line-break/><text:soft-page-break/><text:tab/><text:span text:style-name="T49">while</text:span> expr do expr<text:line-break/><text:tab/><text:span text:style-name="T49">for</text:span> id <text:span text:style-name="T49">:=</text:span> expr <text:span text:style-name="T49">to</text:span> expr <text:span text:style-name="T49">do</text:span> expr<text:line-break/><text:tab/><text:span text:style-name="T49">break</text:span><text:line-break/><text:tab/><text:span text:style-name="T49">let</text:span> var-decl-list<text:span text:style-name="T49"> in</text:span> expr-seq <text:span text:style-name="T49">end</text:span><text:line-break/>lvalue<text:span text:style-name="T49"> :</text:span><text:line-break/> <text:tab/>id<text:line-break/>expr-seq <text:span text:style-name="T49">:</text:span><text:line-break/><text:tab/>expr<text:line-break/><text:tab/>expr-seq <text:span text:style-name="T49">;</text:span> expr<text:line-break/>expr-list <text:span text:style-name="T49">:</text:span><text:line-break/><text:tab/>expr<text:line-break/><text:tab/>expr-list<text:span text:style-name="T49"> ,</text:span> expr</text:p>
      <text:p text:style-name="P19"><text:span text:style-name="T14"/></text:p>
      <text:p text:style-name="P19"><text:span text:style-name="T14">var-decl-list:<text:line-break/><text:tab/> <text:s text:c="6"/>var-decl<text:line-break/><text:tab/> <text:s text:c="6"/>var-decl-list va</text:span><text:span text:style-name="T15">r</text:span><text:span text:style-name="T14">-decl<text:line-break/>var-decl</text:span><text:span text:style-name="T16"> </text:span><text:span text:style-name="T14">:</text:span><text:line-break/><text:tab/> <text:s/><text:span text:style-name="T14">var</text:span><text:span text:style-name="T16"> </text:span><text:span text:style-name="T14">id</text:span><text:span text:style-name="T16"> </text:span><text:span text:style-name="T14">:=</text:span><text:span text:style-name="T16"> </text:span><text:span text:style-name="T14">expr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programa que transforma qualquer fórmula proposicional em forma normal conjuntiva (<text:span text:style-name="T20">CNF</text:span>) ou em forma <text:span text:style-name="T46">nor</text:span>mal disjuntiva (<text:span text:style-name="T20">DNF</text:span>) a pedido do utilizador. Para <text:span text:style-name="T39">compilar e executar </text:span>o programa é basta<text:span text:style-name="T39">nte simples, basta</text:span> compilar o ficheiro <text:span text:style-name="T23">to_</text:span><text:span text:style-name="T24">cnf_dnf</text:span><text:span text:style-name="T20">.pl</text:span> e de seguida executar uma das seguintes <text:span text:style-name="T31">querrys:</text:span></text:p>
      <text:p text:style-name="P4"><text:soft-page-break/><text:span text:style-name="T31">transform(A, D, cnf).<text:line-break/>transform</text:span>(A, <text:span text:style-name="T31">D</text:span>, <text:span text:style-name="T31">dnf</text:span>).</text:p>
      <text:p text:style-name="P6"><text:span text:style-name="T29">Em que no argumento </text:span><text:span text:style-name="T30">A</text:span><text:span text:style-name="T29"> é suposto ser passada a fórmula que se pretende transformar. Para o argumento </text:span><text:span text:style-name="T30">D</text:span><text:span text:style-name="T29"> pode ser ser uma qualquer variável para guardar o resultado da transformação, contudo também podemos introduzir uma fórmula para verificar se a transformação de </text:span><text:span text:style-name="T30">A</text:span><text:span text:style-name="T29"> corresponde a </text:span><text:span text:style-name="T30">D</text:span><text:span text:style-name="T29">. E por último </text:span><text:span text:style-name="T32">cnf</text:span><text:span text:style-name="T29"> ou </text:span><text:span text:style-name="T32">dnf</text:span><text:span text:style-name="T29"> para que tipo de formula pretendemos transformar.</text:span></text:p>
      <text:h text:style-name="P15" text:outline-level="1">Algoritmo</text:h>
      <text:p text:style-name="P7">Para passar de uma <text:span text:style-name="T40">fó</text:span>rmula proposicional qualquer para uma <text:span text:style-name="T20">CNF</text:span> ou <text:span text:style-name="T20">DNF</text:span> temos de seguir o seguinte algoritmo:</text:p>
      <text:list xml:id="list2119755162" text:style-name="L1">
        <text:list-item>
          <text:p text:style-name="P17">Remover equivalências e implicações;</text:p>
        </text:list-item>
        <text:list-item>
          <text:p text:style-name="P17">Remover negações, isto é, colocar todas as negações o mais perto dos literais possível;</text:p>
        </text:list-item>
        <text:list-item>
          <text:p text:style-name="P17">Aplicar a propriedade distributiva:</text:p>
          <text:list>
            <text:list-item>
              <text:p text:style-name="P17">Para <text:span text:style-name="T20">CNF</text:span>, aplicar a distributividade sobre disjunção;</text:p>
            </text:list-item>
            <text:list-item>
              <text:p text:style-name="P17">Para <text:span text:style-name="T20">DNF</text:span>, aplicar a distributividade sobre conjunção.</text:p>
            </text:list-item>
          </text:list>
        </text:list-item>
      </text:list>
      <text:h text:style-name="P16" text:outline-level="1"><text:span text:style-name="T40">Explicaç</text:span><text:span text:style-name="T26">ão da implementação</text:span></text:h>
      <text:p text:style-name="P5"><text:span text:style-name="T42">Em primeiro lugar,</text:span><text:span text:style-name="T18"> foi necessário definir os operadores </text:span><text:span text:style-name="T42">das operações lógicas</text:span><text:span text:style-name="T18">, para isso foi usado o predicado </text:span><text:span text:style-name="T34">op</text:span><text:span text:style-name="T21">(+</text:span><text:span text:style-name="T33">Precedence</text:span><text:span text:style-name="T21">, +</text:span><text:span text:style-name="T33">Type</text:span><text:span text:style-name="T21">, :</text:span><text:span text:style-name="T33">Name</text:span><text:span text:style-name="T21">).</text:span><text:span text:style-name="T18"> Em que </text:span><text:span text:style-name="T33">Precedence</text:span><text:span text:style-name="T18"> é um inteiro entre 0 e 1200. Quando é 0 remove a declaração </text:span><text:span text:style-name="T41">existente </text:span><text:span text:style-name="T27">e q</text:span><text:span text:style-name="T18">uanto maior </text:span><text:span text:style-name="T27">for o número </text:span><text:span text:style-name="T41">maior </text:span><text:span text:style-name="T18">é </text:span><text:span text:style-name="T40">a precedência do operador </text:span><text:span text:style-name="T41">perante outros</text:span><text:span text:style-name="T19">. </text:span><text:span text:style-name="T33">Type</text:span><text:span text:style-name="T18"> define se o operador é </text:span><text:span text:style-name="T21">infixo</text:span><text:span text:style-name="T18">, </text:span><text:span text:style-name="T22">sufixo</text:span><text:span text:style-name="T42"> ou </text:span><text:span text:style-name="T21">prefixo</text:span><text:span text:style-name="T18">. Para além de permitir explicar a relação de precedência dos argumentos do operador, isto é, se os argumentos podem ter precedência menor ou </text:span><text:span text:style-name="T19">menor ou </text:span><text:span text:style-name="T18">igual ao operador. </text:span><text:span text:style-name="T42">O argumento </text:span><text:span text:style-name="T35">Name </text:span><text:span text:style-name="T37">é simplesmente o nome do operador.</text:span></text:p>
      <text:p text:style-name="P5"><text:span text:style-name="T45">A</text:span><text:span text:style-name="T19">ssim sendo, os operadores foram definidos da seguinte maneira:</text:span></text:p>
      <text:p text:style-name="P2"/>
      <text:p text:style-name="P2"><text:span text:style-name="T19">Negação <text:tab/></text:span><text:span text:style-name="T44">-&gt;</text:span><text:span text:style-name="T19"> <text:tab/></text:span><text:span text:style-name="T31">op</text:span>(200, <text:span text:style-name="T31">fy</text:span>, ~). <text:s text:c="14"/></text:p>
      <text:p text:style-name="P2"><text:span text:style-name="T19">Conjunção <text:tab/></text:span><text:span text:style-name="T44">-&gt;</text:span><text:span text:style-name="T19"><text:tab/></text:span><text:span text:style-name="T31">op</text:span>(0, <text:span text:style-name="T31">yfx</text:span>, (/\)).</text:p>
      <text:p text:style-name="P2"><text:span text:style-name="T19">Conjunção <text:tab/></text:span><text:span text:style-name="T43">-&gt;</text:span> <text:tab/><text:span text:style-name="T31">op</text:span>(400, <text:span text:style-name="T31">xfy</text:span>, (/\)). <text:s text:c="11"/></text:p>
      <text:p text:style-name="P2"><text:span text:style-name="T19">Disjunção <text:tab/></text:span><text:span text:style-name="T44">-&gt;</text:span><text:span text:style-name="T19"> <text:tab/></text:span><text:span text:style-name="T31">op</text:span>(0, <text:span text:style-name="T31">yfx</text:span>, (\/)).</text:p>
      <text:p text:style-name="P2"><text:span text:style-name="T19">Disjunção <text:tab/></text:span><text:span text:style-name="T43">-&gt;</text:span> <text:tab/><text:span text:style-name="T31">op</text:span>(500, <text:span text:style-name="T31">xfy</text:span>, (\/)). <text:s text:c="11"/></text:p>
      <text:p text:style-name="P2"><text:span text:style-name="T19">Implicação <text:tab/></text:span><text:span text:style-name="T44">-&gt;</text:span><text:span text:style-name="T19"><text:tab/></text:span><text:span text:style-name="T31">op</text:span>(600, <text:span text:style-name="T31">xfy</text:span>, =&gt;). <text:s text:c="10"/></text:p>
      <text:p text:style-name="P3"><text:span text:style-name="T19">Equivalência <text:tab/></text:span><text:span text:style-name="T44">-&gt;</text:span><text:span text:style-name="T19"><text:tab/></text:span><text:span text:style-name="T36">op</text:span><text:span text:style-name="T17">(700, </text:span><text:span text:style-name="T36">xfy</text:span><text:span text:style-name="T17">, &lt;=&gt;). <text:s text:c="2"/></text:span></text:p>
      <text:p text:style-name="P13"/>
      <text:p text:style-name="P8"><text:bookmark text:name="docs-internal-guid-b95bd91a-7fff-5f9b-0996-201b31d4f954"/><text:span text:style-name="T1">De ressalvar que, inicialmente a ideia era usar como operador para disjunção </text:span><text:span text:style-name="T6">“</text:span><text:span text:style-name="T4">||”</text:span><text:span text:style-name="T1">, contudo quando compilava recebia um erro “</text:span><text:span text:style-name="T7">end</text:span><text:span text:style-name="T4">_</text:span><text:span text:style-name="T7">of</text:span><text:span text:style-name="T4">_file_</text:span><text:span text:style-name="T7">in</text:span><text:span text:style-name="T4">_</text:span><text:span text:style-name="T7">quasi</text:span><text:span text:style-name="T4">_</text:span><text:span text:style-name="T7">quotation</text:span><text:span text:style-name="T4">”</text:span><text:span text:style-name="T1">. Como tal, optei por usar </text:span><text:span text:style-name="T6">“</text:span><text:span text:style-name="T4">\/”</text:span><text:span text:style-name="T6"> </text:span><text:span text:style-name="T1">para representar a disjunção. E por questão de coerência foi </text:span><text:span text:style-name="T6">“</text:span><text:span text:style-name="T4">/\”</text:span><text:span text:style-name="T6"> </text:span><text:span text:style-name="T1">para representar a conjunção.</text:span></text:p>
      <text:p text:style-name="P8"><text:span text:style-name="T1">Para a negação e para a equivalência usei a definição dada nos slides das aulas teóricas. Removemos a associatividade à esquerda dos operadores já definidos </text:span><text:span text:style-name="T6">“</text:span><text:span text:style-name="T4">/\”</text:span><text:span text:style-name="T6"> </text:span><text:span text:style-name="T1">e </text:span><text:span text:style-name="T6">“</text:span><text:span text:style-name="T4">\/”</text:span><text:span text:style-name="T6"> </text:span><text:span text:style-name="T1">para definir novos operadores com associatividade à direita. Como os operadores de disjunção e conjunção em proposições lógicas se </text:span><text:soft-page-break/><text:span text:style-name="T1">assemelham aos operadores da soma e multiplicação das expressões aritméticas, usei o mesmo número de precedência para ambos. E finalmente a equivalência coloquei com a maior precedência uma vez que é o mais prioritário na transformação de uma fórmula normal para </text:span><text:span text:style-name="T4">CNF</text:span><text:span text:style-name="T6"> </text:span><text:span text:style-name="T1">ou </text:span><text:span text:style-name="T4">DNF</text:span><text:span text:style-name="T1">.</text:span></text:p>
      <text:p text:style-name="P12"><text:span text:style-name="T8">Como quer para transformar em </text:span><text:span text:style-name="T9">CNF</text:span><text:span text:style-name="T10"> </text:span><text:span text:style-name="T8">ou </text:span><text:span text:style-name="T9">DNF</text:span><text:span text:style-name="T10"> </text:span><text:span text:style-name="T8">os dois primeiros passos do algoritmo são iguais os predicados são reutilizados. O predicado </text:span><text:span text:style-name="T11">rewrite</text:span><text:span text:style-name="T9">_</text:span><text:span text:style-name="T11">connectives</text:span><text:span text:style-name="T9">() </text:span><text:span text:style-name="T8">não faz nada mais que rescrever as fórmulas removendo as implicações e as equivalências. O predicado </text:span><text:span text:style-name="T11">negation</text:span><text:span text:style-name="T9">() </text:span><text:span text:style-name="T8">também nada mais faz que aplicar as leis de Morgan e puxando as negações de fora para dentro, isto é, garantir que apenas os literais podem estar negados. Os predicados </text:span><text:span text:style-name="T11">cnf</text:span><text:span text:style-name="T9">_</text:span><text:span text:style-name="T11">distribute</text:span><text:span text:style-name="T9">_</text:span><text:span text:style-name="T11">recursive</text:span><text:span text:style-name="T9">()</text:span><text:span text:style-name="T10"> </text:span><text:span text:style-name="T8">e </text:span><text:span text:style-name="T11">dnf</text:span><text:span text:style-name="T9">_</text:span><text:span text:style-name="T11">distribute</text:span><text:span text:style-name="T9">_</text:span><text:span text:style-name="T11">recursive</text:span><text:span text:style-name="T9">() </text:span><text:span text:style-name="T8">simplesmente são predicados recursivos que chamam o predicado </text:span><text:span text:style-name="T11">cnf</text:span><text:span text:style-name="T9">_</text:span><text:span text:style-name="T11">distribute</text:span><text:span text:style-name="T9"> </text:span><text:span text:style-name="T8">ou </text:span><text:span text:style-name="T11">dnf</text:span><text:span text:style-name="T9">_</text:span><text:span text:style-name="T11">distribute</text:span><text:span text:style-name="T9">, </text:span><text:span text:style-name="T8">que apenas aplicam a propriedade distributiva uma vez, garantindo assim que as fórmulas ficam na forma pretendida.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 fo:font-size="9.5pt" fo:language="pt" fo:country="PT" officeooo:rsid="000d9712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style:font-name="Liberation Serif" fo:font-size="10pt" style:font-size-asian="10pt" style:font-size-complex="10pt"/>
    </style:style>
    <style:style style:name="MP2" style:family="paragraph" style:parent-style-name="Footer">
      <style:text-properties style:font-name="Arial" fo:font-size="9.5pt" style:font-size-asian="9.5pt" style:font-size-complex="9.5pt"/>
    </style:style>
    <style:style style:name="M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MT2" style:family="text">
      <style:text-properties fo:font-variant="normal" fo:text-transform="none" fo:color="#000000" loext:opacity="100%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MT3" style:family="text">
      <style:text-properties fo:font-variant="normal" fo:text-transform="none" fo:color="#373a3c" loext:opacity="100%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MT4" style:family="text">
      <style:text-properties fo:font-variant="normal" fo:text-transform="none" fo:color="#373a3c" loext:opacity="100%" style:text-line-through-style="none" style:text-line-through-type="none" style:text-underline-style="none" fo:font-weight="normal" style:text-blinking="false" fo:background-color="#ffffff" loext:char-shading-value="0"/>
    </style:style>
    <style:style style:name="M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dc6a1" style:text-blinking="false" fo:background-color="transparent" loext:char-shading-value="0"/>
    </style:style>
    <style:style style:name="M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3ff32" style:text-blinking="false"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docs-internal-guid-d7669d64-7fff-d962-64ec-2f566b1efbf511"/>Departamento de Ciência de Computadores <text:tab/><text:tab/><text:tab/><text:tab/><text:tab/><text:tab/><text:tab/><text:tab/>FCUP</text:p>
        <text:p text:style-name="MP1"><text:span text:style-name="MT1">Programação</text:span><text:span text:style-name="MT2"> em Lógica</text:span><text:span text:style-name="MT1"> </text:span><text:span text:style-name="MT2">CC3012</text:span><text:span text:style-name="MT3"><text:tab/></text:span><text:span text:style-name="MT4"><text:tab/><text:tab/><text:tab/><text:tab/><text:tab/><text:tab/><text:tab/></text:span><text:span text:style-name="MT5">12</text:span><text:span text:style-name="MT1"> </text:span><text:span text:style-name="MT6">junho</text:span><text:span text:style-name="MT1">, 2021</text:span></text:p>
      </style:header>
      <style:footer>
        <text:p text:style-name="MP2"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9:23:33.744898065</meta:creation-date>
    <dc:date>2022-06-13T00:12:32.811075082</dc:date>
    <meta:editing-duration>PT6H40M15S</meta:editing-duration>
    <meta:editing-cycles>12</meta:editing-cycles>
    <meta:generator>LibreOffice/7.3.4.2$Linux_X86_64 LibreOffice_project/8cb1c265a8f71ce63e37a2ff337b4f2ebc525cbc</meta:generator>
    <meta:document-statistic meta:table-count="0" meta:image-count="0" meta:object-count="0" meta:page-count="4" meta:paragraph-count="33" meta:word-count="784" meta:character-count="5222" meta:non-whitespace-character-count="4343"/>
  </office:meta>
</office:document-meta>
</file>